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9.444cm" style:rel-column-width="36401*"/>
    </style:style>
    <style:style style:name="Таблица1.B" style:family="table-column">
      <style:table-column-properties style:column-width="3.337cm" style:rel-column-width="12863*"/>
    </style:style>
    <style:style style:name="Таблица1.C" style:family="table-column">
      <style:table-column-properties style:column-width="4.221cm" style:rel-column-width="16271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end" style:justify-single-word="false"/>
      <style:text-properties style:font-name="Arial" fo:language="en" fo:country="US"/>
    </style:style>
    <style:style style:name="P3" style:family="paragraph" style:parent-style-name="Standard">
      <style:paragraph-properties fo:text-align="justify" style:justify-single-word="false"/>
      <style:text-properties style:font-name="Arial" fo:language="en" fo:country="US"/>
    </style:style>
    <style:style style:name="P4" style:family="paragraph" style:parent-style-name="Standard">
      <style:paragraph-properties fo:text-align="center" style:justify-single-word="false"/>
      <style:text-properties style:font-name="Arial" fo:language="ru" fo:country="RU" fo:font-weight="bold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Arial"/>
    </style:style>
    <style:style style:name="P6" style:family="paragraph" style:parent-style-name="Table_20_Contents">
      <style:paragraph-properties fo:text-align="justify" style:justify-single-word="false"/>
      <style:text-properties style:font-name="Arial" fo:language="en" fo:country="US"/>
    </style:style>
    <style:style style:name="P7" style:family="paragraph" style:parent-style-name="Table_20_Contents">
      <style:paragraph-properties fo:text-align="justify" style:justify-single-word="false"/>
      <style:text-properties style:font-name="Arial" fo:language="ru" fo:country="RU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Генеральному директору ООО «Ваан»</text:p>
      <text:p text:style-name="P2">Тарханову Владимиру Олеговичу</text:p>
      <text:p text:style-name="P2"/>
      <text:p text:style-name="P2"/>
      <text:p text:style-name="P4"/>
      <text:p text:style-name="P4">Заявление</text:p>
      <text:p text:style-name="P1"/>
      <text:p text:style-name="P2">{$date_statement}</text:p>
      <text:p text:style-name="P2"/>
      <text:p text:style-name="P3">Прошу зачислить сумму в размере {$sbr_summ_str}, в том числе НДС {$nds_rate} – {$nds_str} по Договору № {$sbr_num}{$ssnum}, заключенному {$sbr_date}, на личный счёт № {$fmid} в системе Free-lance.ru, согласно Оферте на заключение договора об использовании онлайн сервиса «Безопасная сделка», п. 5.7, а именно:</text:p>
      <text:p text:style-name="P3"/>
      <text:p text:style-name="P3">С момента выбора Исполнителем на Защищенных страницах Сайта в качестве Способа оплаты перевод <text:span text:style-name="T1">на</text:span> <text:span text:style-name="T1">Личный счет</text:span>, обязательства Общества по Осуществлению оплаты считаются исполненными, в тоже время денежные средства, отражающиеся на личном счете Исполнителя на Сайте, считаются уплаченными в счет оплаты за оказываемые Обществом услуги по Пользовательскому соглашению, сумма {$sbr_summ_str} включая НДС {$nds_rate} – {$nds_str}.</text:p>
      <text:p text:style-name="P3"/>
      <text:p text:style-name="P3">Заявитель:</text:p>
      <text:p text:style-name="P3">{$reqvs}</text:p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">Генеральный директор</text:p>
          </table:table-cell>
          <table:table-cell table:style-name="Таблица1.A1" office:value-type="string">
            <text:p text:style-name="P5">____________ /</text:p>
          </table:table-cell>
          <table:table-cell table:style-name="Таблица1.A1" office:value-type="string">
            <text:p text:style-name="P6">_________________</text:p>
          </table:table-cell>
        </table:table-row>
        <table:table-row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>подпись</text:p>
          </table:table-cell>
          <table:table-cell table:style-name="Таблица1.A1" office:value-type="string">
            <text:p text:style-name="P10">расшифровка</text:p>
          </table:table-cell>
        </table:table-row>
      </table:table>
      <text:p text:style-name="P3"/>
      <text:p text:style-name="P1"/>
      <text:p text:style-name="Standard"><text:tab/><text:tab/><text:tab/><text:tab/><text:tab/><text:tab/><text:tab/><text:tab/><text:tab/> <text:s text:c="4"/>М.П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13:14:15.39</meta:creation-date>
    <dc:date>2013-03-06T11:47:56.39</dc:date>
    <meta:editing-duration>PT23M14S</meta:editing-duration>
    <meta:editing-cycles>9</meta:editing-cycles>
    <meta:generator>OpenOffice.org/3.4.1$Win32 OpenOffice.org_project/341m1$Build-9593</meta:generator>
    <meta:document-statistic meta:table-count="1" meta:image-count="0" meta:object-count="0" meta:page-count="1" meta:paragraph-count="14" meta:word-count="115" meta:character-count="926"/>
  </office:meta>
</office:document-meta>
</file>